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" table:style-name="ta1">
        <table:shapes>
          <draw:frame draw:z-index="0" draw:name="Time in s" draw:style-name="gr1" draw:text-style-name="P1" svg:width="548.56pt" svg:height="282.39pt" svg:x="110.81pt" svg:y="2.24pt">
            <draw:object draw:notify-on-update-of-ranges="out.A1:out.A7 out.B1:out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.038" calcext:value-type="float">
            <text:p>93.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.711" calcext:value-type="float">
            <text:p>86.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015" calcext:value-type="float">
            <text:p>70.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.844" calcext:value-type="float">
            <text:p>66.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.871" calcext:value-type="float">
            <text:p>64.8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965" calcext:value-type="float">
            <text:p>64.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23:50:16.332090924</dc:date>
    <meta:editing-duration>PT6M35S</meta:editing-duration>
    <meta:editing-cycles>1</meta:editing-cycles>
    <meta:document-statistic meta:table-count="1" meta:cell-count="14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6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53cm" svg:height="9.963cm" xlink:href=".." xlink:type="simple" chart:class="chart:bar" chart:style-name="ch1">
        <chart:plot-area chart:style-name="ch2" table:cell-range-address="out.A1:out.B7" chart:data-source-has-labels="column" svg:x="0.387cm" svg:y="0.199cm" svg:width="18.579cm" svg:height="9.565cm">
          <chartooo:coordinate-region svg:x="1.008cm" svg:y="0.398cm" svg:width="17.958cm" svg:height="8.719cm"/>
          <chart:axis chart:dimension="x" chart:name="primary-x" chart:style-name="ch3" chartooo:axis-type="auto">
            <chartooo:date-scale/>
            <chart:categories table:cell-range-address="out.A1:out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.B1:out.B7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.A1:out.A7</svg:desc>
                </draw:g>
              </table:table-cell>
              <table:table-cell office:value-type="float" office:value="93.038">
                <text:p>93.038</text:p>
                <draw:g>
                  <svg:desc>out.B1:out.B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6.711">
                <text:p>86.7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0.015">
                <text:p>70.0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6.844">
                <text:p>66.8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5.91">
                <text:p>65.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4.871">
                <text:p>64.8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.965">
                <text:p>64.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